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95" calcext:value-type="float">
            <text:p>2,69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45" calcext:value-type="float">
            <text:p>6,545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ce21"/>
        <table:table-column table:style-name="co19" table:default-cell-style-name="ce21"/>
        <table:table-column table:style-name="co18" table:default-cell-style-name="Default"/>
        <table:table-column table:style-name="co10" table:number-columns-repeated="7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5]-[.N5]" office:value-type="float" office:value="2" calcext:value-type="float">
            <text:p>2</text:p>
          </table:table-cell>
          <table:table-cell/>
          <table:table-cell office:value-type="string" calcext:value-type="string">
            <text:p>Note 06/02 : tous les morceaux rabotés jusqu’à 32mm, sauf montant ouvrant chelou, raboté jusqu’à 34. Rabot réglé sur 34, voir pour raboter avec Guillaume.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6]-[.N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7]-[.N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8]-[.N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9]-[.N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0]-[.N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1]-[.N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2]-[.N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3]-[.N1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34" calcext:value-type="float">
            <text:p>2034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84" calcext:value-type="float">
            <text:p>2084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4]-[.N1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5]-[.N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6]-[.N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90" calcext:value-type="float">
            <text:p>9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7]-[.N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8]-[.N18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0:59:24.573758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3T21:32:28.715587962</dc:date>
    <meta:editing-duration>P1DT6H44M18S</meta:editing-duration>
    <meta:editing-cycles>212</meta:editing-cycles>
    <meta:generator>LibreOffice/7.0.4.2$Linux_X86_64 LibreOffice_project/00$Build-2</meta:generator>
    <meta:document-statistic meta:table-count="4" meta:cell-count="6163" meta:object-count="0"/>
  </office:meta>
</office:document-meta>
</file>